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ame/ID</text:p>
          </table:table-cell>
          <table:table-cell table:style-name="ce1" office:value-type="string" calcext:value-type="string">
            <text:p>Midterm Grad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ardi (20605802)</text:p>
          </table:table-cell>
          <table:table-cell table:formula="of:=9/20" office:value-type="float" office:value="0.45" calcext:value-type="float">
            <text:p>0.45</text:p>
          </table:table-cell>
          <table:table-cell office:value-type="string" calcext:value-type="string">
            <text:p>Average</text:p>
          </table:table-cell>
          <table:table-cell table:formula="of:=AVERAGE([.B2:.B18])" office:value-type="float" office:value="0.666647058823529" calcext:value-type="float">
            <text:p>0.6666470588</text:p>
          </table:table-cell>
        </table:table-row>
        <table:table-row table:style-name="ro1">
          <table:table-cell office:value-type="string" calcext:value-type="string">
            <text:p>Choi (20553214)</text:p>
          </table:table-cell>
          <table:table-cell table:formula="of:=16/20" office:value-type="float" office:value="0.8" calcext:value-type="float">
            <text:p>0.8</text:p>
          </table:table-cell>
          <table:table-cell office:value-type="string" calcext:value-type="string">
            <text:p>Std. Dev</text:p>
          </table:table-cell>
          <table:table-cell table:formula="of:=STDEV([.B2:.B18])" office:value-type="float" office:value="0.147634130190342" calcext:value-type="float">
            <text:p>0.1476341302</text:p>
          </table:table-cell>
        </table:table-row>
        <table:table-row table:style-name="ro1">
          <table:table-cell office:value-type="string" calcext:value-type="string">
            <text:p>Clarizio (20460377)</text:p>
          </table:table-cell>
          <table:table-cell table:formula="of:=10.5/20" office:value-type="float" office:value="0.525" calcext:value-type="float">
            <text:p>0.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tez (20601499)</text:p>
          </table:table-cell>
          <table:table-cell table:formula="of:=12/20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razia (20606809)</text:p>
          </table:table-cell>
          <table:table-cell table:formula="of:=11/20"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es (205856318)</text:p>
          </table:table-cell>
          <table:table-cell table:formula="of:=13.33/20" office:value-type="float" office:value="0.6665" calcext:value-type="float">
            <text:p>0.66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eta (20552420)</text:p>
          </table:table-cell>
          <table:table-cell table:formula="of:=10/20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arlammert (20559780)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doza (20605336)</text:p>
          </table:table-cell>
          <table:table-cell table:formula="of:=10/20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ck (20528673)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dom (20525448)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mon (20605517)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wah (20564853)</text:p>
          </table:table-cell>
          <table:table-cell table:formula="of:=14.5/20" office:value-type="float" office:value="0.725" calcext:value-type="float">
            <text:p>0.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 (20513195)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jillo (20594079)</text:p>
          </table:table-cell>
          <table:table-cell table:formula="of:=14.33/20" office:value-type="float" office:value="0.7165" calcext:value-type="float">
            <text:p>0.7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eri (20543188)</text:p>
          </table:table-cell>
          <table:table-cell table:formula="of:=10.5/20" office:value-type="float" office:value="0.525" calcext:value-type="float">
            <text:p>0.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 (20612875)</text:p>
          </table:table-cell>
          <table:table-cell table:formula="of:=11.5/20" office:value-type="float" office:value="0.575" calcext:value-type="float">
            <text:p>0.57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/00/0000</text:date>, <text:time style:data-style-name="N2" text:time-value="15:14:31.4358220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5:41:47.688949454</meta:creation-date>
    <dc:date>2017-12-13T16:26:20.845342181</dc:date>
    <meta:editing-duration>PT8H14M4S</meta:editing-duration>
    <meta:editing-cycles>75</meta:editing-cycles>
    <meta:generator>LibreOffice/5.1.6.2$Linux_X86_64 LibreOffice_project/10m0$Build-2</meta:generator>
    <meta:document-statistic meta:table-count="1" meta:cell-count="40" meta:object-count="0"/>
  </office:meta>
</office:document-meta>
</file>